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ddcc6" officeooo:paragraph-rsid="001ddcc6"/>
    </style:style>
    <style:style style:name="P2" style:family="paragraph" style:parent-style-name="Text_20_body" style:list-style-name="L3">
      <style:text-properties officeooo:rsid="001ddcc6" officeooo:paragraph-rsid="001ddcc6"/>
    </style:style>
    <style:style style:name="P3" style:family="paragraph" style:parent-style-name="Text_20_body" style:list-style-name="L3">
      <style:text-properties officeooo:rsid="001f718b" officeooo:paragraph-rsid="001f718b"/>
    </style:style>
    <style:style style:name="P4" style:family="paragraph" style:parent-style-name="Heading_20_3">
      <style:text-properties officeooo:paragraph-rsid="001ddcc6"/>
    </style:style>
    <style:style style:name="T1" style:family="text">
      <style:text-properties officeooo:rsid="001ddcc6"/>
    </style:style>
    <style:style style:name="T2" style:family="text">
      <style:text-properties officeooo:rsid="001f8434"/>
    </style:style>
    <style:style style:name="T3" style:family="text">
      <style:text-properties officeooo:rsid="00202a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äyttöjärjestelmät, viikkotehtävät 3</text:h>
      <text:h text:style-name="P4" text:outline-level="3"><text:span text:style-name="T1">Jani Anttonen</text:span></text:h>
      <text:p text:style-name="P1"/>
      <text:list xml:id="list2325254458841736242" text:style-name="L3">
        <text:list-item>
          <text:p text:style-name="P2">a) /usr/include/sys/malloc.h</text:p>
          <text:p text:style-name="P2">b) ../../../include/sys/malloc.h</text:p>
        </text:list-item>
        <text:list-item>
          <text:p text:style-name="P2">Kova linkki on linkki itse tiedostoon, kun symbolinen linkki on vain linkki tiedostonimeen. <text:span text:style-name="T2">Jos kaksi kovaa linkkiä viittaavat samaan tiedostoon, yhdessä linkissä tallennetut muutokset näkyvät avattaessa toista linkkiä. Symbolinen linkki voi osoittaa myös tyhjään.</text:span></text:p>
        </text:list-item>
        <text:list-item>
          <text:p text:style-name="P2"><text:span text:style-name="T3">i-nodet ovat metadataa tiedostojärjestelmäobjektista sisältäviä objekteja, jotka kuvaavat levyosoitteen lisäksi mahdollisesti esim. käyttöoikeuksia tai muokkaustietoja.</text:span></text:p>
        </text:list-item>
        <text:list-item>
          <text:p text:style-name="P3">Journalointi siitä nimensä saavassa tiedostojärjestelmässä menetelmä, joka ehkäisee tiedostojen korruptoitumista pitämällä lokia tiedostojen viimeisimmistä muutoksista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19:37:31.121889000</meta:creation-date>
    <dc:date>2014-04-14T12:39:51.979662000</dc:date>
    <meta:editing-duration>PT16H47M9S</meta:editing-duration>
    <meta:editing-cycles>4</meta:editing-cycles>
    <meta:generator>LibreOffice/4.2.3.3$MacOSX_X86_64 LibreOffice_project/882f8a0a489bc99a9e60c7905a60226254cb6ff0</meta:generator>
    <meta:document-statistic meta:table-count="0" meta:image-count="0" meta:object-count="0" meta:page-count="1" meta:paragraph-count="7" meta:word-count="82" meta:character-count="718" meta:non-whitespace-character-count="718"/>
  </office:meta>
</office:document-meta>
</file>